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false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3507in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4.7514in" style:rel-column-width="46509*"/>
    </style:style>
    <style:style style:name="Table2.B" style:family="table-column">
      <style:table-column-properties style:column-width="1.9438in" style:rel-column-width="19026*"/>
    </style:style>
    <style:style style:name="Table2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5063in" style:rel-column-width="14747*"/>
    </style:style>
    <style:style style:name="Table4.B" style:family="table-column">
      <style:table-column-properties style:column-width="5.1889in" style:rel-column-width="50788*"/>
    </style:style>
    <style:style style:name="Table4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5063in" style:rel-column-width="14747*"/>
    </style:style>
    <style:style style:name="Table5.B" style:family="table-column">
      <style:table-column-properties style:column-width="5.1889in" style:rel-column-width="50788*"/>
    </style:style>
    <style:style style:name="Table5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5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Calibri1" fo:font-size="11pt" officeooo:rsid="0019ec5b" officeooo:paragraph-rsid="0019ec5b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Calibri1" fo:font-size="11pt" officeooo:rsid="003b4b5c" officeooo:paragraph-rsid="003b4b5c" style:font-size-asian="11pt" style:font-size-complex="11pt"/>
    </style:style>
    <style:style style:name="P3" style:family="paragraph" style:parent-style-name="Standard">
      <style:text-properties style:font-name="Calibri1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Calibri1" fo:font-size="11pt" fo:language="hr" fo:country="HR" officeooo:rsid="0018d30b" officeooo:paragraph-rsid="0018d30b" style:font-size-asian="11pt" style:font-size-complex="11pt"/>
    </style:style>
    <style:style style:name="P5" style:family="paragraph" style:parent-style-name="Table_20_Contents">
      <style:text-properties style:font-name="Calibri1" fo:font-size="11pt" fo:language="hr" fo:country="HR" officeooo:rsid="0018d30b" officeooo:paragraph-rsid="0018d30b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Calibri1" fo:font-size="11pt" fo:language="hr" fo:country="HR" officeooo:rsid="002b5d24" officeooo:paragraph-rsid="002b5d24" style:font-size-asian="11pt" style:font-size-complex="11pt"/>
    </style:style>
    <style:style style:name="P7" style:family="paragraph" style:parent-style-name="Table_20_Contents">
      <style:text-properties style:font-name="Calibri1" fo:font-size="11pt" fo:language="hr" fo:country="HR" fo:font-weight="bold" officeooo:rsid="0018d30b" officeooo:paragraph-rsid="001ffb3e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Calibri1" fo:font-size="11pt" fo:language="hr" fo:country="HR" fo:font-style="normal" officeooo:rsid="0018d30b" officeooo:paragraph-rsid="0039010e" style:font-size-asian="11pt" style:font-style-asian="normal" style:font-size-complex="11pt" style:font-style-complex="normal"/>
    </style:style>
    <style:style style:name="P9" style:family="paragraph" style:parent-style-name="Table_20_Contents">
      <style:paragraph-properties fo:text-align="end" style:justify-single-word="false"/>
      <style:text-properties style:font-name="Calibri1" fo:font-size="11pt" fo:language="en" fo:country="US" fo:font-style="normal" officeooo:rsid="00199353" officeooo:paragraph-rsid="0027a3c5" style:font-size-asian="11pt" style:font-style-asian="normal" style:font-size-complex="11pt" style:font-style-complex="normal"/>
    </style:style>
    <style:style style:name="P10" style:family="paragraph" style:parent-style-name="Table_20_Contents">
      <style:text-properties style:font-name="Calibri1" fo:font-size="11pt" fo:language="en" fo:country="US" fo:font-weight="normal" officeooo:rsid="0039a5c5" officeooo:paragraph-rsid="0039a5c5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Calibri1" fo:font-size="11pt" fo:language="en" fo:country="US" fo:font-weight="normal" officeooo:rsid="003b4b5c" officeooo:paragraph-rsid="003b4b5c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font-name="Calibri1" fo:font-size="20pt" fo:language="hr" fo:country="HR" officeooo:rsid="001b4365" officeooo:paragraph-rsid="0018d30b" style:font-size-asian="20pt" style:font-size-complex="20pt"/>
    </style:style>
    <style:style style:name="P13" style:family="paragraph" style:parent-style-name="Standard">
      <style:text-properties officeooo:paragraph-rsid="0019ec5b"/>
    </style:style>
    <style:style style:name="P14" style:family="paragraph" style:parent-style-name="Table_20_Contents">
      <style:text-properties officeooo:paragraph-rsid="0018d30b"/>
    </style:style>
    <style:style style:name="P15" style:family="paragraph" style:parent-style-name="Table_20_Contents">
      <style:paragraph-properties fo:text-align="end" style:justify-single-word="false"/>
      <style:text-properties officeooo:paragraph-rsid="0027a3c5"/>
    </style:style>
    <style:style style:name="P16" style:family="paragraph" style:parent-style-name="Table_20_Contents">
      <style:paragraph-properties fo:text-align="end" style:justify-single-word="false"/>
      <style:text-properties officeooo:paragraph-rsid="0039010e"/>
    </style:style>
    <style:style style:name="P17" style:family="paragraph" style:parent-style-name="Table_20_Contents">
      <style:paragraph-properties fo:text-align="start" style:justify-single-word="false"/>
      <style:text-properties fo:color="#00000a" loext:opacity="100%" style:font-name="Calibri1" fo:font-size="11pt" fo:language="hr" fo:country="HR" fo:font-style="normal" fo:font-weight="bold" officeooo:rsid="0031c41e" officeooo:paragraph-rsid="0031c41e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a" loext:opacity="100%" style:font-name="Calibri1" fo:font-size="11pt" fo:language="hr" fo:country="HR" fo:font-style="normal" fo:font-weight="normal" officeooo:rsid="0039010e" officeooo:paragraph-rsid="0039010e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officeooo:rsid="0031c41e" officeooo:paragraph-rsid="0031c41e"/>
    </style:style>
    <style:style style:name="P20" style:family="paragraph" style:parent-style-name="Table_20_Contents">
      <style:text-properties fo:text-transform="uppercase" style:font-name="Calibri1" fo:font-size="14pt" fo:language="hr" fo:country="HR" officeooo:rsid="0039010e" officeooo:paragraph-rsid="0039010e" style:font-size-asian="14pt" style:font-size-complex="14pt"/>
    </style:style>
    <style:style style:name="P21" style:family="paragraph" style:parent-style-name="Table_20_Contents">
      <style:text-properties officeooo:rsid="0039a5c5" officeooo:paragraph-rsid="0039a5c5"/>
    </style:style>
    <style:style style:name="P22" style:family="paragraph" style:parent-style-name="Table_20_Contents">
      <style:text-properties officeooo:rsid="003b4b5c" officeooo:paragraph-rsid="003b4b5c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2b5d24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39a5c5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Calibri1" fo:font-size="11pt" fo:font-weight="bold" officeooo:rsid="002dea9b" officeooo:paragraph-rsid="0039a5c5" style:font-size-asian="11pt" style:font-weight-asian="bold" style:font-size-complex="11pt" style:font-weight-complex="bold"/>
    </style:style>
    <style:style style:name="P26" style:family="paragraph" style:parent-style-name="Table_20_Contents" style:list-style-name="L1">
      <style:paragraph-properties fo:text-align="start" style:justify-single-word="false"/>
      <style:text-properties officeooo:rsid="0039010e" officeooo:paragraph-rsid="0039010e"/>
    </style:style>
    <style:style style:name="P27" style:family="paragraph" style:parent-style-name="Table_20_Contents" style:list-style-name="L1">
      <style:paragraph-properties fo:text-align="start" style:justify-single-word="false"/>
      <style:text-properties style:font-name="Calibri1" fo:font-size="11pt" fo:language="hr" fo:country="HR" fo:font-style="italic" fo:font-weight="normal" officeooo:rsid="0018d30b" officeooo:paragraph-rsid="0035d7f9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1" fo:font-size="11pt" fo:language="hr" fo:country="HR" fo:font-weight="normal" officeooo:rsid="003fcc60" officeooo:paragraph-rsid="003fcc60" style:font-size-asian="11pt" style:font-weight-asian="normal" style:font-size-complex="11pt" style:font-weight-complex="normal"/>
    </style:style>
    <style:style style:name="P29" style:family="paragraph" style:parent-style-name="Table_20_Contents" style:list-style-name="L2">
      <style:paragraph-properties fo:text-align="start" style:justify-single-word="false"/>
      <style:text-properties style:font-name="Calibri1" fo:font-size="11pt" fo:language="en" fo:country="US" officeooo:rsid="0039059c" officeooo:paragraph-rsid="0039059c" style:font-size-asian="11pt" style:font-size-complex="11pt"/>
    </style:style>
    <style:style style:name="P30" style:family="paragraph" style:parent-style-name="Table_20_Contents" style:list-style-name="L3">
      <style:text-properties style:font-name="Calibri1" fo:font-size="11pt" officeooo:rsid="00199353" officeooo:paragraph-rsid="0027a3c5" style:font-size-asian="11pt" style:font-size-complex="11pt"/>
    </style:style>
    <style:style style:name="P31" style:family="paragraph" style:parent-style-name="Table_20_Contents" style:list-style-name="L1">
      <style:paragraph-properties fo:text-align="start" style:justify-single-word="false"/>
      <style:text-properties fo:color="#00000a" loext:opacity="100%" style:font-name="Calibri1" fo:font-size="11pt" fo:language="hr" fo:country="HR" fo:font-style="italic" fo:font-weight="normal" officeooo:rsid="0018d30b" officeooo:paragraph-rsid="0035dbe8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Table_20_Contents" style:list-style-name="L1">
      <style:paragraph-properties fo:text-align="start" style:justify-single-word="false"/>
      <style:text-properties fo:color="#00000a" loext:opacity="100%" style:font-name="Calibri1" fo:font-size="11pt" fo:language="en" fo:country="US" fo:font-style="normal" officeooo:rsid="0035dbe8" officeooo:paragraph-rsid="0035dbe8" style:font-size-asian="11pt" style:font-style-asian="normal" style:font-size-complex="11pt" style:font-style-complex="normal"/>
    </style:style>
    <style:style style:name="P33" style:family="paragraph" style:parent-style-name="Table_20_Contents" style:list-style-name="L1">
      <style:paragraph-properties fo:text-align="start" style:justify-single-word="false"/>
      <style:text-properties fo:color="#00000a" loext:opacity="100%" style:font-name="Calibri1" fo:font-size="11pt" fo:language="en" fo:country="US" fo:font-style="normal" officeooo:rsid="003ebed4" officeooo:paragraph-rsid="003ebed4" style:font-size-asian="11pt" style:font-style-asian="normal" style:font-size-complex="11pt" style:font-style-complex="normal"/>
    </style:style>
    <style:style style:name="P34" style:family="paragraph" style:parent-style-name="Table_20_Contents" style:list-style-name="L1">
      <style:paragraph-properties fo:text-align="start" style:justify-single-word="false"/>
      <style:text-properties officeooo:rsid="0035dbe8" officeooo:paragraph-rsid="0035dbe8"/>
    </style:style>
    <style:style style:name="P35" style:family="paragraph" style:parent-style-name="Table_20_Contents" style:list-style-name="L2">
      <style:paragraph-properties fo:text-align="start" style:justify-single-word="false"/>
      <style:text-properties officeooo:paragraph-rsid="002dea9b"/>
    </style:style>
    <style:style style:name="P36" style:family="paragraph" style:parent-style-name="Table_20_Contents" style:list-style-name="L2">
      <style:paragraph-properties fo:text-align="start" style:justify-single-word="false"/>
      <style:text-properties officeooo:paragraph-rsid="00357d21"/>
    </style:style>
    <style:style style:name="P37" style:family="paragraph" style:parent-style-name="Table_20_Contents" style:list-style-name="L3">
      <style:text-properties officeooo:paragraph-rsid="0027a3c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9353"/>
    </style:style>
    <style:style style:name="T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fo:font-weight="normal" officeooo:rsid="003d36a0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weight="normal" officeooo:rsid="0019ec5b" style:font-weight-asian="normal" style:font-weight-complex="normal"/>
    </style:style>
    <style:style style:name="T6" style:family="text">
      <style:text-properties fo:language="en" fo:country="US" fo:font-weight="normal" officeooo:rsid="0031c41e" style:font-weight-asian="normal" style:font-weight-complex="normal"/>
    </style:style>
    <style:style style:name="T7" style:family="text">
      <style:text-properties fo:language="en" fo:country="US" fo:font-weight="normal" officeooo:rsid="0039a5c5" style:font-weight-asian="normal" style:font-weight-complex="normal"/>
    </style:style>
    <style:style style:name="T8" style:family="text">
      <style:text-properties fo:language="en" fo:country="US" officeooo:rsid="0035d7f9"/>
    </style:style>
    <style:style style:name="T9" style:family="text">
      <style:text-properties fo:language="en" fo:country="US" officeooo:rsid="001d3651"/>
    </style:style>
    <style:style style:name="T10" style:family="text">
      <style:text-properties fo:language="en" fo:country="US" officeooo:rsid="0035dbe8"/>
    </style:style>
    <style:style style:name="T11" style:family="text">
      <style:text-properties fo:language="en" fo:country="US" officeooo:rsid="0039010e"/>
    </style:style>
    <style:style style:name="T12" style:family="text">
      <style:text-properties fo:language="en" fo:country="US" officeooo:rsid="003b4b5c"/>
    </style:style>
    <style:style style:name="T13" style:family="text">
      <style:text-properties fo:color="#00000a" loext:opacity="100%" style:font-name="Calibri1" fo:font-size="11pt" fo:language="en" fo:country="US" officeooo:rsid="00199353" style:font-size-asian="11pt" style:font-size-complex="11pt"/>
    </style:style>
    <style:style style:name="T14" style:family="text">
      <style:text-properties fo:color="#00000a" loext:opacity="100%" style:font-name="Calibri1" fo:font-size="11pt" fo:language="en" fo:country="US" fo:font-style="normal" style:font-size-asian="11pt" style:font-style-asian="normal" style:font-size-complex="11pt" style:font-style-complex="normal"/>
    </style:style>
    <style:style style:name="T15" style:family="text">
      <style:text-properties fo:color="#00000a" loext:opacity="100%" style:font-name="Calibri1" fo:font-size="11pt" fo:language="en" fo:country="US" fo:font-style="normal" officeooo:rsid="00199353" style:font-size-asian="11pt" style:font-style-asian="normal" style:font-size-complex="11pt" style:font-style-complex="normal"/>
    </style:style>
    <style:style style:name="T16" style:family="text">
      <style:text-properties fo:color="#00000a" loext:opacity="100%" style:font-name="Calibri1" fo:font-size="11pt" fo:language="en" fo:country="US" fo:font-style="normal" officeooo:rsid="002b5d24" style:font-size-asian="11pt" style:font-style-asian="normal" style:font-size-complex="11pt" style:font-style-complex="normal"/>
    </style:style>
    <style:style style:name="T17" style:family="text">
      <style:text-properties fo:color="#00000a" loext:opacity="100%" style:font-name="Calibri1" fo:font-size="11pt" fo:language="en" fo:country="US" fo:font-style="normal" officeooo:rsid="0031c41e" style:font-size-asian="11pt" style:font-style-asian="normal" style:font-size-complex="11pt" style:font-style-complex="normal"/>
    </style:style>
    <style:style style:name="T18" style:family="text">
      <style:text-properties fo:color="#00000a" loext:opacity="100%" style:font-name="Calibri1" fo:font-size="11pt" fo:language="en" fo:country="US" fo:font-style="normal" officeooo:rsid="0035dbe8" style:font-size-asian="11pt" style:font-style-asian="normal" style:font-size-complex="11pt" style:font-style-complex="normal"/>
    </style:style>
    <style:style style:name="T19" style:family="text">
      <style:text-properties fo:color="#00000a" loext:opacity="100%" style:font-name="Calibri1" fo:font-size="11pt" fo:language="en" fo:country="US" fo:font-style="normal" officeooo:rsid="0039010e" style:font-size-asian="11pt" style:font-style-asian="normal" style:font-size-complex="11pt" style:font-style-complex="normal"/>
    </style:style>
    <style:style style:name="T20" style:family="text">
      <style:text-properties fo:color="#00000a" loext:opacity="100%" style:font-name="Calibri1" fo:font-size="11pt" fo:language="en" fo:country="US" fo:font-style="normal" officeooo:rsid="003ebed4" style:font-size-asian="11pt" style:font-style-asian="normal" style:font-size-complex="11pt" style:font-style-complex="normal"/>
    </style:style>
    <style:style style:name="T21" style:family="text">
      <style:text-properties fo:color="#00000a" loext:opacity="100%" style:font-name="Calibri1" fo:font-size="11pt" fo:language="en" fo:country="US" fo:font-style="normal" officeooo:rsid="003fae3e" style:font-size-asian="11pt" style:font-style-asian="normal" style:font-size-complex="11pt" style:font-style-complex="normal"/>
    </style:style>
    <style:style style:name="T22" style:family="text">
      <style:text-properties fo:color="#00000a" loext:opacity="100%" style:font-name="Calibri1" fo:font-size="11pt" fo:language="en" fo:country="US" fo:font-style="normal" officeooo:rsid="003fcc60" style:font-size-asian="11pt" style:font-style-asian="normal" style:font-size-complex="11pt" style:font-style-complex="normal"/>
    </style:style>
    <style:style style:name="T23" style:family="text">
      <style:text-properties fo:color="#00000a" loext:opacity="100%" style:font-name="Calibri1" fo:font-size="11pt" fo:language="en" fo:country="US" fo:font-style="italic" style:font-size-asian="11pt" style:font-style-asian="italic" style:font-size-complex="11pt" style:font-style-complex="italic"/>
    </style:style>
    <style:style style:name="T24" style:family="text">
      <style:text-properties fo:color="#00000a" loext:opacity="100%" style:font-name="Calibri1" fo:font-size="11pt" fo:language="en" fo:country="US" fo:font-style="italic" officeooo:rsid="0035dbe8" style:font-size-asian="11pt" style:font-style-asian="italic" style:font-size-complex="11pt" style:font-style-complex="italic"/>
    </style:style>
    <style:style style:name="T25" style:family="text">
      <style:text-properties fo:color="#00000a" loext:opacity="100%" fo:language="en" fo:country="US" officeooo:rsid="002b5d24"/>
    </style:style>
    <style:style style:name="T26" style:family="text">
      <style:text-properties fo:color="#00000a" loext:opacity="100%" fo:language="en" fo:country="US" officeooo:rsid="0039010e"/>
    </style:style>
    <style:style style:name="T27" style:family="text">
      <style:text-properties fo:color="#00000a" loext:opacity="100%" fo:language="en" fo:country="US" officeooo:rsid="00199353"/>
    </style:style>
    <style:style style:name="T28" style:family="text">
      <style:text-properties fo:color="#00000a" loext:opacity="100%" fo:language="en" fo:country="US" officeooo:rsid="0035d7f9"/>
    </style:style>
    <style:style style:name="T29" style:family="text">
      <style:text-properties fo:color="#00000a" loext:opacity="100%" fo:language="en" fo:country="US" officeooo:rsid="001d3651"/>
    </style:style>
    <style:style style:name="T30" style:family="text">
      <style:text-properties fo:color="#00000a" loext:opacity="100%" fo:language="en" fo:country="US" officeooo:rsid="003fcc60"/>
    </style:style>
    <style:style style:name="T31" style:family="text">
      <style:text-properties style:font-name="Calibri1" fo:font-size="11pt" fo:language="en" fo:country="US" officeooo:rsid="001d3651" style:font-size-asian="11pt" style:font-size-complex="11pt"/>
    </style:style>
    <style:style style:name="T32" style:family="text">
      <style:text-properties style:font-name="Calibri1" fo:font-size="11pt" fo:language="en" fo:country="US" officeooo:rsid="0039010e" style:font-size-asian="11pt" style:font-size-complex="11pt"/>
    </style:style>
    <style:style style:name="T33" style:family="text">
      <style:text-properties style:font-name="Calibri1" fo:font-size="11pt" fo:language="en" fo:country="US" officeooo:rsid="0039059c" style:font-size-asian="11pt" style:font-size-complex="11pt"/>
    </style:style>
    <style:style style:name="T34" style:family="text">
      <style:text-properties style:font-name="Calibri1" fo:font-size="11pt" fo:language="en" fo:country="US" fo:font-style="italic" officeooo:rsid="001d3651" style:font-size-asian="11pt" style:font-style-asian="italic" style:font-size-complex="11pt" style:font-style-complex="italic"/>
    </style:style>
    <style:style style:name="T35" style:family="text">
      <style:text-properties style:font-name="Calibri1" fo:font-size="11pt" fo:language="en" fo:country="US" fo:font-style="italic" officeooo:rsid="00346c03" style:font-size-asian="11pt" style:font-style-asian="italic" style:font-size-complex="11pt" style:font-style-complex="italic"/>
    </style:style>
    <style:style style:name="T36" style:family="text">
      <style:text-properties style:font-name="Calibri1" fo:font-size="11pt" fo:language="en" fo:country="US" fo:font-style="italic" officeooo:rsid="0039059c" style:font-size-asian="11pt" style:font-style-asian="italic" style:font-size-complex="11pt" style:font-style-complex="italic"/>
    </style:style>
    <style:style style:name="T37" style:family="text">
      <style:text-properties style:font-name="Calibri1" fo:font-size="11pt" fo:language="en" fo:country="US" fo:font-weight="bold" officeooo:rsid="00199353" style:font-size-asian="11pt" style:font-weight-asian="bold" style:font-size-complex="11pt" style:font-weight-complex="bold"/>
    </style:style>
    <style:style style:name="T38" style:family="text">
      <style:text-properties style:font-name="Calibri1" fo:font-size="11pt" fo:language="en" fo:country="US" fo:font-weight="bold" officeooo:rsid="002b5d24" style:font-size-asian="11pt" style:font-weight-asian="bold" style:font-size-complex="11pt" style:font-weight-complex="bold"/>
    </style:style>
    <style:style style:name="T39" style:family="text">
      <style:text-properties style:font-name="Calibri1" fo:font-size="11pt" fo:language="en" fo:country="US" fo:font-weight="bold" officeooo:rsid="002fab47" style:font-size-asian="11pt" style:font-weight-asian="bold" style:font-size-complex="11pt" style:font-weight-complex="bold"/>
    </style:style>
    <style:style style:name="T40" style:family="text">
      <style:text-properties style:font-name="Calibri1" fo:font-size="11pt" fo:language="en" fo:country="US" fo:font-weight="bold" officeooo:rsid="002dea9b" style:font-size-asian="11pt" style:font-weight-asian="bold" style:font-size-complex="11pt" style:font-weight-complex="bold"/>
    </style:style>
    <style:style style:name="T41" style:family="text">
      <style:text-properties style:font-name="Calibri1" fo:font-size="11pt" fo:language="en" fo:country="US" fo:font-weight="normal" officeooo:rsid="0019ec5b" style:font-size-asian="11pt" style:font-weight-asian="normal" style:font-size-complex="11pt" style:font-weight-complex="normal"/>
    </style:style>
    <style:style style:name="T42" style:family="text">
      <style:text-properties style:font-name="Calibri1" fo:font-size="11pt" fo:language="en" fo:country="US" fo:font-weight="normal" officeooo:rsid="0031c41e" style:font-size-asian="11pt" style:font-weight-asian="normal" style:font-size-complex="11pt" style:font-weight-complex="normal"/>
    </style:style>
    <style:style style:name="T43" style:family="text">
      <style:text-properties style:font-name="Calibri1" fo:font-size="11pt" fo:language="en" fo:country="US" fo:font-weight="normal" officeooo:rsid="0039a5c5" style:font-size-asian="11pt" style:font-weight-asian="normal" style:font-size-complex="11pt" style:font-weight-complex="normal"/>
    </style:style>
    <style:style style:name="T44" style:family="text">
      <style:text-properties style:font-name="Calibri1" fo:font-size="11pt" fo:language="en" fo:country="US" fo:font-style="normal" officeooo:rsid="001d3651" style:font-size-asian="11pt" style:font-style-asian="normal" style:font-size-complex="11pt" style:font-style-complex="normal"/>
    </style:style>
    <style:style style:name="T45" style:family="text">
      <style:text-properties style:font-name="Calibri1" fo:font-size="11pt" fo:language="en" fo:country="US" fo:font-style="normal" officeooo:rsid="0039059c" style:font-size-asian="11pt" style:font-style-asian="normal" style:font-size-complex="11pt" style:font-style-complex="normal"/>
    </style:style>
    <style:style style:name="T46" style:family="text">
      <style:text-properties style:font-name="Calibri1" fo:font-size="11pt" fo:language="hr" fo:country="HR" fo:font-weight="bold" officeooo:rsid="002b5d24" style:font-size-asian="11pt" style:font-weight-asian="bold" style:font-size-complex="11pt" style:font-weight-complex="bold"/>
    </style:style>
    <style:style style:name="T47" style:family="text">
      <style:text-properties style:font-name="Calibri1" fo:font-size="11pt" fo:language="hr" fo:country="HR" fo:font-weight="bold" officeooo:rsid="001b4365" style:font-size-asian="11pt" style:font-weight-asian="bold" style:font-size-complex="11pt" style:font-weight-complex="bold"/>
    </style:style>
    <style:style style:name="T48" style:family="text">
      <style:text-properties style:font-name="Calibri1" fo:font-size="11pt" fo:language="hr" fo:country="HR" fo:font-weight="bold" officeooo:rsid="0018d30b" style:font-size-asian="11pt" style:font-weight-asian="bold" style:font-size-complex="11pt" style:font-weight-complex="bold"/>
    </style:style>
    <style:style style:name="T49" style:family="text">
      <style:text-properties style:font-name="Calibri1" fo:font-size="11pt" fo:language="hr" fo:country="HR" fo:font-weight="bold" officeooo:rsid="0039010e" style:font-size-asian="11pt" style:font-weight-asian="bold" style:font-size-complex="11pt" style:font-weight-complex="bold"/>
    </style:style>
    <style:style style:name="T50" style:family="text">
      <style:text-properties style:font-name="Calibri" fo:font-size="11pt" fo:font-style="italic" officeooo:rsid="0039059c" style:font-size-asian="11pt" style:font-style-asian="italic" style:font-style-complex="italic"/>
    </style:style>
    <style:style style:name="T51" style:family="text">
      <style:text-properties style:font-name="Calibri" fo:font-size="11pt" fo:language="en" fo:country="US" fo:font-style="normal" officeooo:rsid="001e9391" style:font-size-asian="11pt" style:font-style-asian="normal" style:font-size-complex="11pt" style:font-style-complex="normal"/>
    </style:style>
    <style:style style:name="T52" style:family="text">
      <style:text-properties style:font-name="Calibri" fo:font-size="11pt" fo:language="en" fo:country="US" fo:font-style="normal" officeooo:rsid="0039059c" style:font-size-asian="11pt" style:font-style-asian="normal" style:font-size-complex="11pt" style:font-style-complex="normal"/>
    </style:style>
    <style:style style:name="T53" style:family="text">
      <style:text-properties style:font-name="Calibri" fo:font-size="11pt" fo:language="en" fo:country="US" fo:font-style="italic" officeooo:rsid="00199353" style:font-size-asian="11pt" style:font-style-asian="italic" style:font-size-complex="11pt" style:font-style-complex="italic"/>
    </style:style>
    <style:style style:name="T54" style:family="text">
      <style:text-properties style:font-name="Calibri" fo:font-size="11pt" fo:language="en" fo:country="US" fo:font-style="italic" officeooo:rsid="002dea9b" style:font-size-asian="11pt" style:font-style-asian="italic" style:font-size-complex="11pt" style:font-style-complex="italic"/>
    </style:style>
    <style:style style:name="T55" style:family="text">
      <style:text-properties style:font-name="Calibri" fo:font-size="11pt" fo:language="en" fo:country="US" fo:font-style="italic" officeooo:rsid="001e9391" style:font-size-asian="11pt" style:font-style-asian="italic" style:font-size-complex="11pt" style:font-style-complex="italic"/>
    </style:style>
    <style:style style:name="T56" style:family="text">
      <style:text-properties style:font-name="Calibri" fo:font-size="11pt" fo:language="en" fo:country="US" fo:font-style="italic" officeooo:rsid="0039059c" style:font-size-asian="11pt" style:font-style-asian="italic" style:font-size-complex="11pt" style:font-style-complex="italic"/>
    </style:style>
    <style:style style:name="T57" style:family="text">
      <style:text-properties style:font-name="Calibri" fo:font-size="11pt" fo:font-style="normal" style:font-size-asian="11pt" style:font-style-asian="normal" style:font-style-complex="normal"/>
    </style:style>
    <style:style style:name="T58" style:family="text">
      <style:text-properties style:font-name="Calibri" fo:font-size="11pt" fo:font-style="normal" officeooo:rsid="0039059c" style:font-size-asian="11pt" style:font-style-asian="normal" style:font-style-complex="normal"/>
    </style:style>
    <style:style style:name="T59" style:family="text">
      <style:text-properties style:font-name="Calibri" fo:font-style="normal" style:font-style-asian="normal" style:font-style-complex="normal"/>
    </style:style>
    <style:style style:name="T60" style:family="text">
      <style:text-properties style:font-name="Calibri" fo:font-style="italic" style:font-style-asian="italic" style:font-style-complex="italic"/>
    </style:style>
    <style:style style:name="T61" style:family="text">
      <style:text-properties style:font-name="Calibri" fo:font-style="italic" officeooo:rsid="00199353" style:font-style-asian="italic" style:font-style-complex="italic"/>
    </style:style>
    <style:style style:name="T62" style:family="text">
      <style:text-properties fo:text-transform="uppercase" style:font-name="Calibri1" fo:font-size="14pt" fo:language="en" fo:country="US" style:font-size-asian="14pt" style:font-size-complex="14pt"/>
    </style:style>
    <style:style style:name="T63" style:family="text">
      <style:text-properties fo:text-transform="uppercase" style:font-name="Calibri1" fo:font-size="14pt" fo:language="en" fo:country="US" officeooo:rsid="0019e9ca" style:font-size-asian="14pt" style:font-size-complex="14pt"/>
    </style:style>
    <style:style style:name="T64" style:family="text">
      <style:text-properties fo:text-transform="uppercase" style:font-name="Calibri1" fo:font-size="14pt" fo:language="en" fo:country="US" officeooo:rsid="0019ec5b" style:font-size-asian="14pt" style:font-size-complex="14pt"/>
    </style:style>
    <style:style style:name="T65" style:family="text">
      <style:text-properties officeooo:rsid="002fab47"/>
    </style:style>
    <style:style style:name="T66" style:family="text">
      <style:text-properties officeooo:rsid="0037bc9c"/>
    </style:style>
    <style:style style:name="T67" style:family="text">
      <style:text-properties officeooo:rsid="0039010e"/>
    </style:style>
    <style:style style:name="T68" style:family="text">
      <style:text-properties officeooo:rsid="0039059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1d3651" style:font-style-asian="normal" style:font-style-complex="normal"/>
    </style:style>
    <style:style style:name="T72" style:family="text">
      <style:text-properties officeooo:rsid="003d36a0"/>
    </style:style>
    <text:list-style style:name="L1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  <text:list-style style:name="L2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  <text:list-style style:name="L3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269278872288">
          <table:table-cell office:value-type="string">
            <text:p text:style-name="P12">Ivan Cindrić</text:p>
            <text:p text:style-name="P5">22 Vla<text:span text:style-name="T66">d</text:span>ka Mačeka, 10431 Sveta Nedelja </text:p>
          </table:table-cell>
          <table:table-cell office:value-type="string">
            <text:p text:style-name="P6">ivan.cindric95@gmail.com</text:p>
            <text:p text:style-name="P4">+385 99 681 5248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Line94269273864272">
          <table:table-cell table:style-name="Table2.A1" table:number-columns-spanned="2" office:value-type="string">
            <text:p text:style-name="P20">Radno iskustvo</text:p>
          </table:table-cell>
          <table:covered-table-cell/>
        </table:table-row>
        <table:table-row table:style-name="TableLine94269267382912">
          <table:table-cell table:style-name="Table2.A2" table:number-columns-spanned="2" office:value-type="string">
            <text:p text:style-name="P14"><text:span text:style-name="T46">Končar KET</text:span><text:span text:style-name="T47">.</text:span><text:span text:style-name="T48">, Zagreb, </text:span><text:span text:style-name="T49">Hrvatska</text:span></text:p>
          </table:table-cell>
          <table:covered-table-cell/>
        </table:table-row>
        <table:table-row table:style-name="TableLine94269242656256">
          <table:table-cell table:style-name="Table2.A2" office:value-type="string">
            <text:p text:style-name="P28">Razvojni inženjer, student</text:p>
            <text:list xml:id="list1883109928" text:style-name="L1">
              <text:list-item>
                <text:p text:style-name="P26"><text:span text:style-name="T14">Izrada MVP SCADA proizvoda koji komunicira </text:span><text:span text:style-name="T23">Modbus</text:span><text:span text:style-name="T14"> komunikacijskim protokolom</text:span><text:span text:style-name="T20"> sa simulatorom</text:span></text:p>
                <text:list>
                  <text:list-item>
                    <text:p text:style-name="P27"><text:span text:style-name="T28">Python</text:span><text:span text:style-name="T29">, Git, Linux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8"><text:span text:style-name="T26">Srpanj</text:span><text:span text:style-name="T27"> 20</text:span><text:span text:style-name="T25">20</text:span><text:span text:style-name="T27"> <text:line-break/>– </text:span></text:p>
            <text:p text:style-name="P8"><text:span text:style-name="T30">Srpanj</text:span><text:span text:style-name="T13"> 20</text:span><text:span text:style-name="T25">2</text:span><text:span text:style-name="T30">1</text:span></text:p>
          </table:table-cell>
        </table:table-row>
        <table:table-row table:style-name="TableLine94269213459952">
          <table:table-cell table:style-name="Table2.A2" table:number-columns-spanned="2" office:value-type="string">
            <text:p text:style-name="P14"><text:span text:style-name="T46">Končar KET</text:span><text:span text:style-name="T47">.</text:span><text:span text:style-name="T48">, Zagreb, </text:span><text:span text:style-name="T49">Hrvatska</text:span></text:p>
          </table:table-cell>
          <table:covered-table-cell/>
        </table:table-row>
        <table:table-row table:style-name="TableLine94269242718464">
          <table:table-cell table:style-name="Table2.A2" office:value-type="string">
            <text:p text:style-name="P18">Razvojni inženjer, pripravnik</text:p>
            <text:list xml:id="list140021881850891" text:continue-numbering="true" text:style-name="L1">
              <text:list-item>
                <text:p text:style-name="P26"><text:span text:style-name="T18">R</text:span><text:span text:style-name="T14">ad na internom SCADA sustavu "</text:span><text:span text:style-name="T23">hat-open</text:span><text:span text:style-name="T14">" i rad </text:span><text:span text:style-name="T21">na </text:span><text:span text:style-name="T20">raznim povezanim projektima</text:span></text:p>
                <text:list>
                  <text:list-item>
                    <text:p text:style-name="P31"><text:span text:style-name="T8">Python</text:span><text:span text:style-name="T9">, Git, Linux, </text:span><text:span text:style-name="T10">JavaScript, Jira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6"><text:span text:style-name="T22">Srpanj</text:span><text:span text:style-name="T16"> 2021</text:span><text:span text:style-name="T15"> <text:line-break/>– <text:s/></text:span></text:p>
            <text:p text:style-name="P16"><text:span text:style-name="T22">Listopad</text:span><text:span text:style-name="T17"> 202</text:span><text:span text:style-name="T22">1</text:span></text:p>
          </table:table-cell>
        </table:table-row>
        <table:table-row table:style-name="TableLine94269253112320">
          <table:table-cell table:style-name="Table2.A2" office:value-type="string">
            <text:p text:style-name="P17">Končar Digital, Zagreb, <text:span text:style-name="T67">Hrvatska</text:span></text:p>
          </table:table-cell>
          <table:table-cell table:style-name="Table2.A2" office:value-type="string">
            <text:p text:style-name="P15"/>
          </table:table-cell>
        </table:table-row>
        <table:table-row table:style-name="TableLine94269253029952">
          <table:table-cell table:style-name="Table2.A2" office:value-type="string">
            <text:p text:style-name="P18">Razvojni inženjer</text:p>
            <text:list xml:id="list140021614346935" text:continue-numbering="true" text:style-name="L1">
              <text:list-item>
                <text:p text:style-name="P26"><text:span text:style-name="T18">Rad na internom SCADA sustavu "</text:span><text:span text:style-name="T24">hat-open</text:span><text:span text:style-name="T18">" i rad na raznim </text:span><text:span text:style-name="T14">povezanim projektima</text:span></text:p>
              </text:list-item>
              <text:list-item>
                <text:p text:style-name="P34"><text:span text:style-name="T19">Rad na projektima informacijske sigurnosti čiji je primarni cilj zaštita kritične infrastrukture</text:span><text:span text:style-name="T14">; </text:span><text:span text:style-name="T19">često u kombinaciji sa standardom </text:span><text:span text:style-name="T14">IEC 62443</text:span></text:p>
              </text:list-item>
              <text:list-item>
                <text:p text:style-name="P32"><text:span text:style-name="T67">Implementiranje</text:span> IEC 62351-3 <text:span text:style-name="T67">i </text:span>62351-5 <text:span text:style-name="T67">standarda u kombinaciji s I</text:span>EC 60870-5-7 <text:span text:style-name="T67">standardom</text:span></text:p>
              </text:list-item>
              <text:list-item>
                <text:p text:style-name="P33">Profesionalno profiliranje i obrazovanje u smjeru informacijske sigurnosti</text:p>
              </text:list-item>
              <text:list-item>
                <text:p text:style-name="P33">Suradnja s Fakultetom Elektrotehnike i Računarstva na projektima povezanima sa zaštitom kritične infrastrukture</text:p>
                <text:list>
                  <text:list-item>
                    <text:p text:style-name="P31"><text:span text:style-name="T8">Python</text:span><text:span text:style-name="T9">, Git, Linux, </text:span><text:span text:style-name="T10">JavaScript, Jira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9"><text:span text:style-name="T22">Listopad</text:span><text:span text:style-name="T16"> 202</text:span><text:span text:style-name="T22">1</text:span><text:span text:style-name="T14"> <text:line-break/>-<text:line-break/></text:span><text:span text:style-name="T19">Danas</text:span></text:p>
          </table:table-cell>
        </table:table-row>
        <table:table-row table:style-name="TableLine94269212833616">
          <table:table-cell table:style-name="Table2.A1" table:number-columns-spanned="2" office:value-type="string">
            <text:p text:style-name="P20"><text:span text:style-name="T2">O</text:span><text:span text:style-name="T1">brazovanje</text:span></text:p>
          </table:table-cell>
          <table:covered-table-cell/>
        </table:table-row>
        <table:table-row table:style-name="TableLine94269253271040">
          <table:table-cell table:style-name="Table2.A2" table:number-columns-spanned="2" office:value-type="string">
            <text:p text:style-name="P7"><text:span text:style-name="T67">Sveučilište u Zagrebu</text:span>, <text:span text:style-name="T11">Fakultet Elektrotehnike i Računarstva</text:span>, <text:span text:style-name="T67">Hrvatska</text:span></text:p>
          </table:table-cell>
          <table:covered-table-cell/>
        </table:table-row>
        <table:table-row table:style-name="TableLine94269242968272">
          <table:table-cell table:style-name="Table2.A2" office:value-type="string">
            <text:list xml:id="list4116738514" text:style-name="L2">
              <text:list-item>
                <text:p text:style-name="P29">Sveučilišni specijalist informacijske sigurnosti</text:p>
                <text:list>
                  <text:list-item>
                    <text:p text:style-name="P29"><text:span text:style-name="T59">specijalistički rad</text:span><text:span text:style-name="T61">:</text:span><text:span text:style-name="T60"> Implementacija IEC 62351-5 norme</text:span></text:p>
                  </text:list-item>
                  <text:list-item>
                    <text:p text:style-name="P29"><text:span text:style-name="T70">relevantni</text:span><text:span text:style-name="T71"> </text:span><text:span text:style-name="T70">kolegiji: </text:span><text:span text:style-name="T69">Računalna forenzika, Sigurnost računalnih mreža, Sigurnost Web aplikacija, Osnove informacijske sigurnosti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5"><text:span text:style-name="T33">Veljača</text:span><text:span text:style-name="T31"> 20</text:span><text:span text:style-name="T33">22</text:span><text:span text:style-name="T31"> <text:line-break/>– <text:line-break/></text:span><text:span text:style-name="T32">Srpanj</text:span><text:span text:style-name="T31"> 202</text:span><text:span text:style-name="T33">3 (predviđeno)</text:span><text:span text:style-name="T31"> <text:s/></text:span></text:p>
          </table:table-cell>
        </table:table-row>
        <table:table-row table:style-name="TableLine94269242973696">
          <table:table-cell table:style-name="Table2.A2" office:value-type="string">
            <text:list xml:id="list140022280287977" text:continue-numbering="true" text:style-name="L2">
              <text:list-item>
                <text:p text:style-name="P29">Magistar računarstva</text:p>
                <text:list>
                  <text:list-item>
                    <text:p text:style-name="P35"><text:span text:style-name="T52">diplomski rad</text:span><text:span text:style-name="T53">:</text:span><text:span text:style-name="T56"> </text:span><text:span text:style-name="T54">Sustav za raspoznavanje nota u slikama glazbenih notnih zapisa</text:span></text:p>
                  </text:list-item>
                  <text:list-item>
                    <text:p text:style-name="P36"><text:span text:style-name="T45">relevantni</text:span><text:span text:style-name="T44"> </text:span><text:span text:style-name="T45">kolegiji</text:span><text:span text:style-name="T44">:</text:span><text:span text:style-name="T34"> </text:span><text:span text:style-name="T36">Sigurnost u internetu</text:span><text:span text:style-name="T35">, </text:span><text:span text:style-name="T36">Zaštita i sigurnost informacijskih sustava</text:span><text:span text:style-name="T35">,</text:span><text:span text:style-name="T36"> Računalna forenzika, Računala i procesi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5"><text:span text:style-name="T32">Rujan</text:span><text:span text:style-name="T31"> 2019 <text:line-break/>– <text:line-break/></text:span><text:span text:style-name="T32">Srpanj</text:span><text:span text:style-name="T31"> 2021 <text:s/></text:span></text:p>
          </table:table-cell>
        </table:table-row>
        <table:table-row table:style-name="TableLine94269267365376">
          <table:table-cell table:style-name="Table2.A2" office:value-type="string">
            <text:list xml:id="list2197459541" text:style-name="L3">
              <text:list-item>
                <text:p text:style-name="P30"><text:span text:style-name="T68">S</text:span>veučilišni prvostupnik<text:span text:style-name="T68"> </text:span>inženjer računarstva</text:p>
                <text:list>
                  <text:list-item>
                    <text:p text:style-name="P37"><text:span text:style-name="T58">završni rad</text:span><text:span text:style-name="T57">: </text:span><text:span text:style-name="T50">Simulator arhitekture jednostavnog računala</text:span></text:p>
                  </text:list-item>
                  <text:list-item>
                    <text:p text:style-name="P37"><text:span text:style-name="T51">r</text:span><text:span text:style-name="T52">elevantni kolegiji</text:span><text:span text:style-name="T51">: </text:span><text:span text:style-name="T56">Arhitektura računala</text:span><text:span text:style-name="T55">, </text:span><text:span text:style-name="T56">Ugradbeni računalni sustavi</text:span><text:span text:style-name="T55">, </text:span><text:span text:style-name="T56">Otvoreno računarstvo</text:span><text:span text:style-name="T55">, </text:span><text:span text:style-name="T56">Objektno orijentirano programiranje, Komunikacijske mreže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9"><text:span text:style-name="T67">Rujan</text:span> 2014 <text:line-break/>– <text:line-break/><text:span text:style-name="T67">Srpanj</text:span> 2019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ext:soft-page-break/>
        <table:table-row table:style-name="TableLine94269236135696">
          <table:table-cell table:style-name="Table4.A1" table:number-columns-spanned="2" office:value-type="string">
            <text:p text:style-name="P21"><text:span text:style-name="T63">t</text:span><text:span text:style-name="T62">ehničke vještine</text:span></text:p>
          </table:table-cell>
          <table:covered-table-cell/>
        </table:table-row>
        <table:table-row table:style-name="TableLine94269274443264">
          <table:table-cell table:style-name="Table4.A2" office:value-type="string">
            <text:p text:style-name="P10">Napredno znanje</text:p>
          </table:table-cell>
          <table:table-cell table:style-name="Table4.A2" office:value-type="string">
            <text:list xml:id="list140021525042669" text:continue-list="list140022280287977" text:style-name="L2">
              <text:list-item>
                <text:p text:style-name="P23"><text:span text:style-name="T37">P</text:span><text:span text:style-name="T38">ython </text:span><text:span text:style-name="T41">- </text:span><text:span text:style-name="T42">korišteno na sveučilišnim kolegijima</text:span><text:span text:style-name="T43">, tijekom prakse, poslovno</text:span><text:span text:style-name="T42"> i </text:span><text:span text:style-name="T43">privatno</text:span></text:p>
              </text:list-item>
            </text:list>
          </table:table-cell>
        </table:table-row>
        <table:table-row table:style-name="TableLine94269279262720">
          <table:table-cell table:style-name="Table4.A2" office:value-type="string">
            <text:p text:style-name="P10">Srednje znanje</text:p>
          </table:table-cell>
          <table:table-cell table:style-name="Table4.A2" office:value-type="string">
            <text:list xml:id="list140021928152275" text:continue-numbering="true" text:style-name="L2">
              <text:list-item>
                <text:p text:style-name="P24"><text:span text:style-name="T40">GIT</text:span><text:span text:style-name="T38">, Java</text:span><text:span text:style-name="T39">Script</text:span><text:span text:style-name="T38"> </text:span><text:span text:style-name="T41">- </text:span><text:span text:style-name="T42">korišteno na sveučilišnim kolegijima</text:span><text:span text:style-name="T43">, tijekom prakse, poslovno</text:span><text:span text:style-name="T42"> i </text:span><text:span text:style-name="T43">privatno</text:span></text:p>
              </text:list-item>
            </text:list>
          </table:table-cell>
        </table:table-row>
        <table:table-row table:style-name="TableLine94269267254272">
          <table:table-cell table:style-name="Table4.A2" office:value-type="string">
            <text:p text:style-name="P10">Osnovno znanje</text:p>
          </table:table-cell>
          <table:table-cell table:style-name="Table4.A2" office:value-type="string">
            <text:list xml:id="list140021971757789" text:continue-numbering="true" text:style-name="L2">
              <text:list-item>
                <text:p text:style-name="P25">HTML, CSS, Java, <text:span text:style-name="T65">C</text:span> <text:span text:style-name="T5">- </text:span><text:span text:style-name="T6">korišteno na sveučilišnim kolegijima</text:span><text:span text:style-name="T7">, tijekom prakse, poslovno</text:span><text:span text:style-name="T6"> i </text:span><text:span text:style-name="T7">privatno</text:span>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269282544128">
          <table:table-cell table:style-name="Table5.A1" table:number-columns-spanned="2" office:value-type="string">
            <text:p text:style-name="P22"><text:span text:style-name="T64">D</text:span><text:span text:style-name="T62">ruge vještine</text:span></text:p>
          </table:table-cell>
          <table:covered-table-cell/>
        </table:table-row>
        <table:table-row table:style-name="TableLine94269267282432">
          <table:table-cell table:style-name="Table5.A2" office:value-type="string">
            <text:p text:style-name="P11">Jezici</text:p>
          </table:table-cell>
          <table:table-cell table:style-name="Table5.A2" office:value-type="string">
            <text:p text:style-name="P1"><text:span text:style-name="T12">Hrvatski</text:span><text:span text:style-name="T1"> (</text:span><text:span text:style-name="T12">materinji</text:span><text:span text:style-name="T1">), </text:span><text:span text:style-name="T12">Engleski </text:span><text:span text:style-name="T3">(</text:span><text:span text:style-name="T4">napredno</text:span><text:span text:style-name="T3">)</text:span></text:p>
          </table:table-cell>
        </table:table-row>
        <table:table-row table:style-name="TableLine94269267612160">
          <table:table-cell table:style-name="Table5.A2" office:value-type="string">
            <text:p text:style-name="P11">Vozačka <text:span text:style-name="T72">dozvola</text:span></text:p>
          </table:table-cell>
          <table:table-cell table:style-name="Table5.A2" office:value-type="string">
            <text:p text:style-name="P2">B kategorija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98in" fo:margin-bottom="0.659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6T14:01:00</meta:creation-date>
    <meta:generator>LibreOffice/7.3.4.2$Linux_X86_64 LibreOffice_project/30$Build-2</meta:generator>
    <meta:initial-creator>Goran Jelen</meta:initial-creator>
    <dc:date>2022-08-05T13:59:47.994744420</dc:date>
    <meta:editing-duration>P1DT4H40M43S</meta:editing-duration>
    <meta:editing-cycles>31</meta:editing-cycles>
    <meta:document-statistic meta:table-count="4" meta:image-count="0" meta:object-count="0" meta:page-count="2" meta:paragraph-count="52" meta:word-count="322" meta:character-count="2410" meta:non-whitespace-character-count="2140"/>
  </office:meta>
</office:document-meta>
</file>